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_20_3" style:list-style-name="L1">
      <style:text-properties style:font-name="Liberation Sans" fo:font-size="14pt" officeooo:paragraph-rsid="001a0aa1" style:font-size-asian="14pt" style:font-size-complex="14pt"/>
    </style:style>
    <style:style style:name="P3" style:family="paragraph" style:parent-style-name="Text_20_body" style:master-page-name="First_20_Page">
      <style:paragraph-properties style:page-number="auto"/>
      <style:text-properties style:font-name="Liberation Sans" fo:font-size="14pt" officeooo:paragraph-rsid="001a0aa1" style:font-size-asian="14pt" style:font-size-complex="14pt"/>
    </style:style>
    <style:style style:name="P4" style:family="paragraph" style:parent-style-name="Text_20_body" style:list-style-name="L1">
      <style:text-properties style:font-name="Liberation Sans" fo:font-size="14pt" fo:font-weight="normal" officeooo:rsid="000e487e" officeooo:paragraph-rsid="001a0aa1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Liberation Sans" fo:font-size="14pt" officeooo:paragraph-rsid="001a0aa1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осле согласования параметров лестницы, стоимости и подписания договора приступаем к изготовлению и монтажу.</text:p>
      <text:list xml:id="list2606081787" text:style-name="L1">
        <text:list-item>
          <text:list>
            <text:list-item>
              <text:list>
                <text:list-header>
                  <text:h text:style-name="P2" text:outline-level="3">Основные этапы изготовления и монтажа:</text:h>
                </text:list-header>
              </text:list>
            </text:list-item>
          </text:list>
        </text:list-item>
        <text:list-item>
          <text:p text:style-name="P5">Подготовка. Площадка очищается. Выполняется окончательная разметка. </text:p>
        </text:list-item>
        <text:list-item>
          <text:p text:style-name="P5">Изготовление. Изделие собирается по чертежу. Все элементы покрываются грунтовкой и краской. </text:p>
        </text:list-item>
        <text:list-item>
          <text:p text:style-name="P5">Установка опор, закладных. Устанавливаются столбы или закладные. </text:p>
        </text:list-item>
        <text:list-item>
          <text:p text:style-name="P4">Монтаж. Лестница монтируется. Швы зачищаются, красятся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9M10S</meta:editing-duration>
    <meta:editing-cycles>11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23:08:34.850628930</dc:date>
    <meta:document-statistic meta:table-count="0" meta:image-count="0" meta:object-count="0" meta:page-count="1" meta:paragraph-count="7" meta:word-count="53" meta:character-count="436" meta:non-whitespace-character-count="390"/>
  </office:meta>
</office:document-meta>
</file>